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99mm"/>
    </style:style>
    <style:style style:name="co3" style:family="table-column">
      <style:table-column-properties fo:break-before="auto" style:column-width="32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1"/>
    <style:style style:name="ce4" style:family="table-cell" style:parent-style-name="Default" style:data-style-name="N61"/>
    <style:style style:name="ce5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P1nerr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Fit st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Sn138_stat.root</text:p>
          </table:table-cell>
          <table:table-cell office:value-type="float" office:value="134.55" calcext:value-type="float">
            <text:p>134.55</text:p>
          </table:table-cell>
          <table:table-cell office:value-type="float" office:value="20.2945" calcext:value-type="float">
            <text:p>20.2945</text:p>
          </table:table-cell>
          <table:table-cell office:value-type="float" office:value="2.20882" calcext:value-type="float">
            <text:p>2.20882</text:p>
          </table:table-cell>
          <table:table-cell office:value-type="float" office:value="22.1608" calcext:value-type="float">
            <text:p>22.1608</text:p>
          </table:table-cell>
          <table:table-cell office:value-type="float" office:value="5.39325" calcext:value-type="float">
            <text:p>5.39325</text:p>
          </table:table-cell>
          <table:table-cell office:value-type="float" office:value="1.43008" calcext:value-type="float">
            <text:p>1.43008</text:p>
          </table:table-cell>
          <table:table-cell office:value-type="float" office:value="0.902719" calcext:value-type="float">
            <text:p>0.902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Sn137.root</text:p>
          </table:table-cell>
          <table:table-cell office:value-type="float" office:value="240.226" calcext:value-type="float">
            <text:p>240.226</text:p>
          </table:table-cell>
          <table:table-cell office:value-type="float" office:value="22.6436" calcext:value-type="float">
            <text:p>22.6436</text:p>
          </table:table-cell>
          <table:table-cell office:value-type="float" office:value="0.746899" calcext:value-type="float">
            <text:p>0.746899</text:p>
          </table:table-cell>
          <table:table-cell office:value-type="float" office:value="5.28545" calcext:value-type="float">
            <text:p>5.28545</text:p>
          </table:table-cell>
          <table:table-cell office:value-type="float" office:value="1.66318" calcext:value-type="float">
            <text:p>1.66318</text:p>
          </table:table-cell>
          <table:table-cell office:value-type="float" office:value="0.265908" calcext:value-type="float">
            <text:p>0.265908</text:p>
          </table:table-cell>
          <table:table-cell office:value-type="float" office:value="1.01475" calcext:value-type="float">
            <text:p>1.0147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Sn136_stat.root</text:p>
          </table:table-cell>
          <table:table-cell office:value-type="float" office:value="370.418" calcext:value-type="float">
            <text:p>370.418</text:p>
          </table:table-cell>
          <table:table-cell office:value-type="float" office:value="19.329" calcext:value-type="float">
            <text:p>19.329</text:p>
          </table:table-cell>
          <table:table-cell office:value-type="float" office:value="0.145216" calcext:value-type="float">
            <text:p>0.145216</text:p>
          </table:table-cell>
          <table:table-cell office:value-type="float" office:value="3.94659" calcext:value-type="float">
            <text:p>3.94659</text:p>
          </table:table-cell>
          <table:table-cell office:value-type="float" office:value="1.3469" calcext:value-type="float">
            <text:p>1.3469</text:p>
          </table:table-cell>
          <table:table-cell office:value-type="float" office:value="0.0832586" calcext:value-type="float">
            <text:p>0.0832586</text:p>
          </table:table-cell>
          <table:table-cell office:value-type="float" office:value="0.985691" calcext:value-type="float">
            <text:p>0.98569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itresults/fitSn135_stat.root</text:p>
          </table:table-cell>
          <table:table-cell office:value-type="float" office:value="515.95" calcext:value-type="float">
            <text:p>515.95</text:p>
          </table:table-cell>
          <table:table-cell office:value-type="float" office:value="20.5298" calcext:value-type="float">
            <text:p>20.5298</text:p>
          </table:table-cell>
          <table:table-cell office:value-type="float" office:value="0.0000266909" calcext:value-type="float">
            <text:p>2.66909E-05</text:p>
          </table:table-cell>
          <table:table-cell office:value-type="float" office:value="28.7531" calcext:value-type="float">
            <text:p>28.7531</text:p>
          </table:table-cell>
          <table:table-cell office:value-type="float" office:value="2.22794" calcext:value-type="float">
            <text:p>2.22794</text:p>
          </table:table-cell>
          <table:table-cell office:value-type="float" office:value="0.126338" calcext:value-type="float">
            <text:p>0.126338</text:p>
          </table:table-cell>
          <table:table-cell office:value-type="float" office:value="0.975909" calcext:value-type="float">
            <text:p>0.9759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itresults/fitSn134_stat.root</text:p>
          </table:table-cell>
          <table:table-cell office:value-type="float" office:value="1006.31" calcext:value-type="float">
            <text:p>1006.31</text:p>
          </table:table-cell>
          <table:table-cell office:value-type="float" office:value="24.2142" calcext:value-type="float">
            <text:p>24.2142</text:p>
          </table:table-cell>
          <table:table-cell office:value-type="float" office:value="0.000000162054" calcext:value-type="float">
            <text:p>1.62054E-07</text:p>
          </table:table-cell>
          <table:table-cell office:value-type="float" office:value="34.8002" calcext:value-type="float">
            <text:p>34.8002</text:p>
          </table:table-cell>
          <table:table-cell office:value-type="float" office:value="1.44071" calcext:value-type="float">
            <text:p>1.44071</text:p>
          </table:table-cell>
          <table:table-cell office:value-type="float" office:value="0.111407" calcext:value-type="float">
            <text:p>0.111407</text:p>
          </table:table-cell>
          <table:table-cell office:value-type="float" office:value="0.948488" calcext:value-type="float">
            <text:p>0.9484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itresults/fitIn133_stat.root</text:p>
          </table:table-cell>
          <table:table-cell office:value-type="float" office:value="165.332" calcext:value-type="float">
            <text:p>165.332</text:p>
          </table:table-cell>
          <table:table-cell office:value-type="float" office:value="91.0776" calcext:value-type="float">
            <text:p>91.0776</text:p>
          </table:table-cell>
          <table:table-cell office:value-type="float" office:value="0.622253" calcext:value-type="float">
            <text:p>0.622253</text:p>
          </table:table-cell>
          <table:table-cell office:value-type="float" office:value="2.20009" calcext:value-type="float">
            <text:p>2.20009</text:p>
          </table:table-cell>
          <table:table-cell office:value-type="float" office:value="2.13961" calcext:value-type="float">
            <text:p>2.13961</text:p>
          </table:table-cell>
          <table:table-cell office:value-type="float" office:value="0.233691" calcext:value-type="float">
            <text:p>0.233691</text:p>
          </table:table-cell>
          <table:table-cell office:value-type="float" office:value="1.10329" calcext:value-type="float">
            <text:p>1.103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itresults/fitIn132_stat.root</text:p>
          </table:table-cell>
          <table:table-cell office:value-type="float" office:value="212.743" calcext:value-type="float">
            <text:p>212.743</text:p>
          </table:table-cell>
          <table:table-cell office:value-type="float" office:value="13.1116" calcext:value-type="float">
            <text:p>13.1116</text:p>
          </table:table-cell>
          <table:table-cell office:value-type="float" office:value="0.000437899" calcext:value-type="float">
            <text:p>0.000437899</text:p>
          </table:table-cell>
          <table:table-cell office:value-type="float" office:value="7.49333" calcext:value-type="float">
            <text:p>7.49333</text:p>
          </table:table-cell>
          <table:table-cell office:value-type="float" office:value="1.18004" calcext:value-type="float">
            <text:p>1.18004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997183" calcext:value-type="float">
            <text:p>0.99718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itresults/fitIn131_stat.root</text:p>
          </table:table-cell>
          <table:table-cell office:value-type="float" office:value="278.02" calcext:value-type="float">
            <text:p>278.02</text:p>
          </table:table-cell>
          <table:table-cell office:value-type="float" office:value="3.06856" calcext:value-type="float">
            <text:p>3.06856</text:p>
          </table:table-cell>
          <table:table-cell office:value-type="float" office:value="0.0590184" calcext:value-type="float">
            <text:p>0.0590184</text:p>
          </table:table-cell>
          <table:table-cell office:value-type="float" office:value="6.16357" calcext:value-type="float">
            <text:p>6.16357</text:p>
          </table:table-cell>
          <table:table-cell office:value-type="float" office:value="0.38029" calcext:value-type="float">
            <text:p>0.38029</text:p>
          </table:table-cell>
          <table:table-cell office:value-type="float" office:value="0.164811" calcext:value-type="float">
            <text:p>0.164811</text:p>
          </table:table-cell>
          <table:table-cell office:value-type="float" office:value="1.0211" calcext:value-type="float">
            <text:p>1.02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itresults/fitAg129_stat.root</text:p>
          </table:table-cell>
          <table:table-cell office:value-type="float" office:value="55.1769" calcext:value-type="float">
            <text:p>55.1769</text:p>
          </table:table-cell>
          <table:table-cell office:value-type="float" office:value="17.9099" calcext:value-type="float">
            <text:p>17.9099</text:p>
          </table:table-cell>
          <table:table-cell office:value-type="float" office:value="0.36815" calcext:value-type="float">
            <text:p>0.36815</text:p>
          </table:table-cell>
          <table:table-cell office:value-type="float" office:value="1.72049" calcext:value-type="float">
            <text:p>1.72049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208149" calcext:value-type="float">
            <text:p>0.208149</text:p>
          </table:table-cell>
          <table:table-cell office:value-type="float" office:value="0.918027" calcext:value-type="float">
            <text:p>0.9180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0_stat.root</text:p>
          </table:table-cell>
          <table:table-cell office:value-type="float" office:value="132.148" calcext:value-type="float">
            <text:p>132.148</text:p>
          </table:table-cell>
          <table:table-cell office:value-type="float" office:value="3.04396" calcext:value-type="float">
            <text:p>3.04396</text:p>
          </table:table-cell>
          <table:table-cell office:value-type="float" office:value="0.000409233" calcext:value-type="float">
            <text:p>0.000409233</text:p>
          </table:table-cell>
          <table:table-cell office:value-type="float" office:value="0.784619" calcext:value-type="float">
            <text:p>0.784619</text:p>
          </table:table-cell>
          <table:table-cell office:value-type="float" office:value="0.53825" calcext:value-type="float">
            <text:p>0.53825</text:p>
          </table:table-cell>
          <table:table-cell office:value-type="float" office:value="0.188788" calcext:value-type="float">
            <text:p>0.188788</text:p>
          </table:table-cell>
          <table:table-cell office:value-type="float" office:value="1.02538" calcext:value-type="float">
            <text:p>1.025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10"/>
          <table:table-cell/>
        </table:table-row>
        <table:table-row table:style-name="ro1" table:number-rows-repeated="3">
          <table:table-cell table:number-columns-repeated="12"/>
          <table:table-cell table:style-name="ce1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/>
          <table:table-cell office:value-type="string" calcext:value-type="string">
            <text:p>ChiSsquare</text:p>
          </table:table-cell>
          <table:table-cell office:value-type="string" calcext:value-type="string">
            <text:p>Fit status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5];15);5)" office:value-type="string" office:string-value="Sn138" calcext:value-type="string">
            <text:p>Sn138</text:p>
          </table:table-cell>
          <table:table-cell table:formula="of:=[.D5]" office:value-type="float" office:value="134.55" calcext:value-type="float">
            <text:p>134.55</text:p>
          </table:table-cell>
          <table:table-cell table:formula="of:=[.G5]" office:value-type="float" office:value="22.1608" calcext:value-type="float">
            <text:p>22.1608</text:p>
          </table:table-cell>
          <table:table-cell table:formula="of:=[.E5]" office:value-type="float" office:value="20.2945" calcext:value-type="float">
            <text:p>20.2945</text:p>
          </table:table-cell>
          <table:table-cell table:formula="of:=[.I5]" office:value-type="float" office:value="1.43008" calcext:value-type="float">
            <text:p>1.43008</text:p>
          </table:table-cell>
          <table:table-cell table:formula="of:=[.F5]" office:value-type="float" office:value="2.20882" calcext:value-type="float">
            <text:p>2.20882</text:p>
          </table:table-cell>
          <table:table-cell table:formula="of:=[.I5]" office:value-type="float" office:value="1.43008" calcext:value-type="float">
            <text:p>1.43008</text:p>
          </table:table-cell>
          <table:table-cell table:formula="of:=[.J5]" office:value-type="float" office:value="0.902719" calcext:value-type="float">
            <text:p>0.902719</text:p>
          </table:table-cell>
          <table:table-cell table:formula="of:=[.K5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style-name="ce1" table:formula="of:=LEFT(RIGHT([.C6];15);5)" office:value-type="string" office:string-value="s/fit" calcext:value-type="string">
            <text:p>s/fit</text:p>
          </table:table-cell>
          <table:table-cell table:style-name="ce1" table:formula="of:=[.D6]" office:value-type="float" office:value="240.226" calcext:value-type="float">
            <text:p>240.226</text:p>
          </table:table-cell>
          <table:table-cell table:style-name="ce1" table:formula="of:=[.G6]" office:value-type="float" office:value="5.28545" calcext:value-type="float">
            <text:p>5.28545</text:p>
          </table:table-cell>
          <table:table-cell table:style-name="ce1" table:formula="of:=[.E6]" office:value-type="float" office:value="22.6436" calcext:value-type="float">
            <text:p>22.6436</text:p>
          </table:table-cell>
          <table:table-cell table:style-name="ce1" table:formula="of:=[.I6]" office:value-type="float" office:value="0.265908" calcext:value-type="float">
            <text:p>0.265908</text:p>
          </table:table-cell>
          <table:table-cell table:style-name="ce1" table:formula="of:=[.F6]" office:value-type="float" office:value="0.746899" calcext:value-type="float">
            <text:p>0.746899</text:p>
          </table:table-cell>
          <table:table-cell table:style-name="ce1" table:formula="of:=[.I6]" office:value-type="float" office:value="0.265908" calcext:value-type="float">
            <text:p>0.265908</text:p>
          </table:table-cell>
          <table:table-cell table:style-name="ce1" table:formula="of:=[.J6]" office:value-type="float" office:value="1.01475" calcext:value-type="float">
            <text:p>1.01475</text:p>
          </table:table-cell>
          <table:table-cell table:style-name="ce1" table:formula="of:=[.K6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7];15);5)" office:value-type="string" office:string-value="Sn136" calcext:value-type="string">
            <text:p>Sn136</text:p>
          </table:table-cell>
          <table:table-cell table:formula="of:=[.D7]" office:value-type="float" office:value="370.418" calcext:value-type="float">
            <text:p>370.418</text:p>
          </table:table-cell>
          <table:table-cell table:formula="of:=[.G7]" office:value-type="float" office:value="3.94659" calcext:value-type="float">
            <text:p>3.94659</text:p>
          </table:table-cell>
          <table:table-cell table:formula="of:=[.E7]" office:value-type="float" office:value="19.329" calcext:value-type="float">
            <text:p>19.329</text:p>
          </table:table-cell>
          <table:table-cell table:formula="of:=[.I7]" office:value-type="float" office:value="0.0832586" calcext:value-type="float">
            <text:p>0.0832586</text:p>
          </table:table-cell>
          <table:table-cell table:formula="of:=[.F7]" office:value-type="float" office:value="0.145216" calcext:value-type="float">
            <text:p>0.145216</text:p>
          </table:table-cell>
          <table:table-cell table:formula="of:=[.I7]" office:value-type="float" office:value="0.0832586" calcext:value-type="float">
            <text:p>0.0832586</text:p>
          </table:table-cell>
          <table:table-cell table:formula="of:=[.J7]" office:value-type="float" office:value="0.985691" calcext:value-type="float">
            <text:p>0.985691</text:p>
          </table:table-cell>
          <table:table-cell table:formula="of:=[.K7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8];15);5)" office:value-type="string" office:string-value="Sn135" calcext:value-type="string">
            <text:p>Sn135</text:p>
          </table:table-cell>
          <table:table-cell table:formula="of:=[.D8]" office:value-type="float" office:value="515.95" calcext:value-type="float">
            <text:p>515.95</text:p>
          </table:table-cell>
          <table:table-cell table:formula="of:=[.G8]" office:value-type="float" office:value="28.7531" calcext:value-type="float">
            <text:p>28.7531</text:p>
          </table:table-cell>
          <table:table-cell table:formula="of:=[.E8]" office:value-type="float" office:value="20.5298" calcext:value-type="float">
            <text:p>20.5298</text:p>
          </table:table-cell>
          <table:table-cell table:formula="of:=[.I8]" office:value-type="float" office:value="0.126338" calcext:value-type="float">
            <text:p>0.126338</text:p>
          </table:table-cell>
          <table:table-cell table:formula="of:=[.F8]" office:value-type="float" office:value="0.0000266909" calcext:value-type="float">
            <text:p>2.66909E-05</text:p>
          </table:table-cell>
          <table:table-cell table:formula="of:=[.I8]" office:value-type="float" office:value="0.126338" calcext:value-type="float">
            <text:p>0.126338</text:p>
          </table:table-cell>
          <table:table-cell table:formula="of:=[.J8]" office:value-type="float" office:value="0.975909" calcext:value-type="float">
            <text:p>0.975909</text:p>
          </table:table-cell>
          <table:table-cell table:formula="of:=[.K8]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2"/>
          <table:table-cell table:formula="of:=LEFT(RIGHT([.C9];15);5)" office:value-type="string" office:string-value="Sn134" calcext:value-type="string">
            <text:p>Sn134</text:p>
          </table:table-cell>
          <table:table-cell table:formula="of:=[.D9]" office:value-type="float" office:value="1006.31" calcext:value-type="float">
            <text:p>1006.31</text:p>
          </table:table-cell>
          <table:table-cell table:formula="of:=[.G9]" office:value-type="float" office:value="34.8002" calcext:value-type="float">
            <text:p>34.8002</text:p>
          </table:table-cell>
          <table:table-cell table:formula="of:=[.E9]" office:value-type="float" office:value="24.2142" calcext:value-type="float">
            <text:p>24.2142</text:p>
          </table:table-cell>
          <table:table-cell table:formula="of:=[.I9]" office:value-type="float" office:value="0.111407" calcext:value-type="float">
            <text:p>0.111407</text:p>
          </table:table-cell>
          <table:table-cell table:formula="of:=[.F9]" office:value-type="float" office:value="0.000000162054" calcext:value-type="float">
            <text:p>1.62054E-07</text:p>
          </table:table-cell>
          <table:table-cell table:formula="of:=[.I9]" office:value-type="float" office:value="0.111407" calcext:value-type="float">
            <text:p>0.111407</text:p>
          </table:table-cell>
          <table:table-cell table:formula="of:=[.J9]" office:value-type="float" office:value="0.948488" calcext:value-type="float">
            <text:p>0.948488</text:p>
          </table:table-cell>
          <table:table-cell table:formula="of:=[.K9]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formula="of:=LEFT(RIGHT([.C10];15);5)" office:value-type="string" office:string-value="In133" calcext:value-type="string">
            <text:p>In133</text:p>
          </table:table-cell>
          <table:table-cell table:formula="of:=[.D10]" office:value-type="float" office:value="165.332" calcext:value-type="float">
            <text:p>165.332</text:p>
          </table:table-cell>
          <table:table-cell table:formula="of:=[.G10]" office:value-type="float" office:value="2.20009" calcext:value-type="float">
            <text:p>2.20009</text:p>
          </table:table-cell>
          <table:table-cell table:formula="of:=[.E10]" office:value-type="float" office:value="91.0776" calcext:value-type="float">
            <text:p>91.0776</text:p>
          </table:table-cell>
          <table:table-cell table:formula="of:=[.I10]" office:value-type="float" office:value="0.233691" calcext:value-type="float">
            <text:p>0.233691</text:p>
          </table:table-cell>
          <table:table-cell table:formula="of:=[.F10]" office:value-type="float" office:value="0.622253" calcext:value-type="float">
            <text:p>0.622253</text:p>
          </table:table-cell>
          <table:table-cell table:formula="of:=[.I10]" office:value-type="float" office:value="0.233691" calcext:value-type="float">
            <text:p>0.233691</text:p>
          </table:table-cell>
          <table:table-cell table:formula="of:=[.J10]" office:value-type="float" office:value="1.10329" calcext:value-type="float">
            <text:p>1.10329</text:p>
          </table:table-cell>
          <table:table-cell table:formula="of:=[.K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11];15);5)" office:value-type="string" office:string-value="In132" calcext:value-type="string">
            <text:p>In132</text:p>
          </table:table-cell>
          <table:table-cell table:formula="of:=[.D11]" office:value-type="float" office:value="212.743" calcext:value-type="float">
            <text:p>212.743</text:p>
          </table:table-cell>
          <table:table-cell table:formula="of:=[.G11]" office:value-type="float" office:value="7.49333" calcext:value-type="float">
            <text:p>7.49333</text:p>
          </table:table-cell>
          <table:table-cell table:formula="of:=[.E11]" office:value-type="float" office:value="13.1116" calcext:value-type="float">
            <text:p>13.1116</text:p>
          </table:table-cell>
          <table:table-cell table:formula="of:=[.I11]" office:value-type="float" office:value="0.105754" calcext:value-type="float">
            <text:p>0.105754</text:p>
          </table:table-cell>
          <table:table-cell table:formula="of:=[.F11]" office:value-type="float" office:value="0.000437899" calcext:value-type="float">
            <text:p>0.000437899</text:p>
          </table:table-cell>
          <table:table-cell table:formula="of:=[.I11]" office:value-type="float" office:value="0.105754" calcext:value-type="float">
            <text:p>0.105754</text:p>
          </table:table-cell>
          <table:table-cell table:formula="of:=[.J11]" office:value-type="float" office:value="0.997183" calcext:value-type="float">
            <text:p>0.997183</text:p>
          </table:table-cell>
          <table:table-cell table:formula="of:=[.K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12];15);5)" office:value-type="string" office:string-value="In131" calcext:value-type="string">
            <text:p>In131</text:p>
          </table:table-cell>
          <table:table-cell table:formula="of:=[.D12]" office:value-type="float" office:value="278.02" calcext:value-type="float">
            <text:p>278.02</text:p>
          </table:table-cell>
          <table:table-cell table:formula="of:=[.G12]" office:value-type="float" office:value="6.16357" calcext:value-type="float">
            <text:p>6.16357</text:p>
          </table:table-cell>
          <table:table-cell table:formula="of:=[.E12]" office:value-type="float" office:value="3.06856" calcext:value-type="float">
            <text:p>3.06856</text:p>
          </table:table-cell>
          <table:table-cell table:formula="of:=[.I12]" office:value-type="float" office:value="0.164811" calcext:value-type="float">
            <text:p>0.164811</text:p>
          </table:table-cell>
          <table:table-cell table:formula="of:=[.F12]" office:value-type="float" office:value="0.0590184" calcext:value-type="float">
            <text:p>0.0590184</text:p>
          </table:table-cell>
          <table:table-cell table:formula="of:=[.I12]" office:value-type="float" office:value="0.164811" calcext:value-type="float">
            <text:p>0.164811</text:p>
          </table:table-cell>
          <table:table-cell table:formula="of:=[.J12]" office:value-type="float" office:value="1.0211" calcext:value-type="float">
            <text:p>1.0211</text:p>
          </table:table-cell>
          <table:table-cell table:formula="of:=[.K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13];15);5)" office:value-type="string" office:string-value="Ag129" calcext:value-type="string">
            <text:p>Ag129</text:p>
          </table:table-cell>
          <table:table-cell table:formula="of:=[.D13]" office:value-type="float" office:value="55.1769" calcext:value-type="float">
            <text:p>55.1769</text:p>
          </table:table-cell>
          <table:table-cell table:formula="of:=[.G13]" office:value-type="float" office:value="1.72049" calcext:value-type="float">
            <text:p>1.72049</text:p>
          </table:table-cell>
          <table:table-cell table:formula="of:=[.E13]" office:value-type="float" office:value="17.9099" calcext:value-type="float">
            <text:p>17.9099</text:p>
          </table:table-cell>
          <table:table-cell table:formula="of:=[.I13]" office:value-type="float" office:value="0.208149" calcext:value-type="float">
            <text:p>0.208149</text:p>
          </table:table-cell>
          <table:table-cell table:formula="of:=[.F13]" office:value-type="float" office:value="0.36815" calcext:value-type="float">
            <text:p>0.36815</text:p>
          </table:table-cell>
          <table:table-cell table:formula="of:=[.I13]" office:value-type="float" office:value="0.208149" calcext:value-type="float">
            <text:p>0.208149</text:p>
          </table:table-cell>
          <table:table-cell table:formula="of:=[.J13]" office:value-type="float" office:value="0.918027" calcext:value-type="float">
            <text:p>0.918027</text:p>
          </table:table-cell>
          <table:table-cell table:formula="of:=[.K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14];15);5)" office:value-type="string" office:string-value="Cd130" calcext:value-type="string">
            <text:p>Cd130</text:p>
          </table:table-cell>
          <table:table-cell table:formula="of:=[.D14]" office:value-type="float" office:value="132.148" calcext:value-type="float">
            <text:p>132.148</text:p>
          </table:table-cell>
          <table:table-cell table:formula="of:=[.G14]" office:value-type="float" office:value="0.784619" calcext:value-type="float">
            <text:p>0.784619</text:p>
          </table:table-cell>
          <table:table-cell table:formula="of:=[.E14]" office:value-type="float" office:value="3.04396" calcext:value-type="float">
            <text:p>3.04396</text:p>
          </table:table-cell>
          <table:table-cell table:formula="of:=[.I14]" office:value-type="float" office:value="0.188788" calcext:value-type="float">
            <text:p>0.188788</text:p>
          </table:table-cell>
          <table:table-cell table:formula="of:=[.F14]" office:value-type="float" office:value="0.000409233" calcext:value-type="float">
            <text:p>0.000409233</text:p>
          </table:table-cell>
          <table:table-cell table:formula="of:=[.I14]" office:value-type="float" office:value="0.188788" calcext:value-type="float">
            <text:p>0.188788</text:p>
          </table:table-cell>
          <table:table-cell table:formula="of:=[.J14]" office:value-type="float" office:value="1.02538" calcext:value-type="float">
            <text:p>1.02538</text:p>
          </table:table-cell>
          <table:table-cell table:formula="of:=[.K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LEFT(RIGHT([.C15];15);5)">
            <text:p/>
          </table:table-cell>
          <table:table-cell table:number-columns-repeated="10"/>
        </table:table-row>
        <table:table-row table:style-name="ro1">
          <table:table-cell/>
          <table:table-cell table:style-name="ce1" table:formula="of:=LEFT(RIGHT([.B5];10);5)">
            <text:p/>
          </table:table-cell>
          <table:table-cell table:style-name="ce1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formula="of:=LEFT(RIGHT([.B6];10);5)">
            <text:p/>
          </table:table-cell>
          <table:table-cell table:formula="of:=[.C20]" office:value-type="string" office:string-value="Sn138" calcext:value-type="string">
            <text:p>Sn138</text:p>
          </table:table-cell>
          <table:table-cell table:formula="of:=[.D20]/1000" office:value-type="float" office:value="0.13455" calcext:value-type="float">
            <text:p>0.13455</text:p>
          </table:table-cell>
          <table:table-cell table:formula="of:=[.E20]/1000" office:value-type="float" office:value="0.0221608" calcext:value-type="float">
            <text:p>0.0221608</text:p>
          </table:table-cell>
          <table:table-cell table:formula="of:=[.F20]" office:value-type="float" office:value="20.2945" calcext:value-type="float">
            <text:p>20.2945</text:p>
          </table:table-cell>
          <table:table-cell table:formula="of:=[.G20]" office:value-type="float" office:value="1.43008" calcext:value-type="float">
            <text:p>1.43008</text:p>
          </table:table-cell>
          <table:table-cell table:formula="of:=[.H20]" office:value-type="float" office:value="2.20882" calcext:value-type="float">
            <text:p>2.20882</text:p>
          </table:table-cell>
          <table:table-cell table:formula="of:=[.I20]" office:value-type="float" office:value="1.43008" calcext:value-type="float">
            <text:p>1.43008</text:p>
          </table:table-cell>
          <table:table-cell table:number-columns-repeated="4"/>
        </table:table-row>
        <table:table-row table:style-name="ro1">
          <table:table-cell/>
          <table:table-cell table:formula="of:=LEFT(RIGHT([.B7];10);5)">
            <text:p/>
          </table:table-cell>
          <table:table-cell table:formula="of:=[.C21]" office:value-type="string" office:string-value="s/fit" calcext:value-type="string">
            <text:p>s/fit</text:p>
          </table:table-cell>
          <table:table-cell table:formula="of:=[.D21]/1000" office:value-type="float" office:value="0.240226" calcext:value-type="float">
            <text:p>0.240226</text:p>
          </table:table-cell>
          <table:table-cell table:formula="of:=[.E21]/1000" office:value-type="float" office:value="0.00528545" calcext:value-type="float">
            <text:p>0.00528545</text:p>
          </table:table-cell>
          <table:table-cell table:formula="of:=[.F21]" office:value-type="float" office:value="22.6436" calcext:value-type="float">
            <text:p>22.6436</text:p>
          </table:table-cell>
          <table:table-cell table:formula="of:=[.G21]" office:value-type="float" office:value="0.265908" calcext:value-type="float">
            <text:p>0.265908</text:p>
          </table:table-cell>
          <table:table-cell table:formula="of:=[.H21]" office:value-type="float" office:value="0.746899" calcext:value-type="float">
            <text:p>0.746899</text:p>
          </table:table-cell>
          <table:table-cell table:formula="of:=[.I21]" office:value-type="float" office:value="0.265908" calcext:value-type="float">
            <text:p>0.265908</text:p>
          </table:table-cell>
          <table:table-cell table:number-columns-repeated="4"/>
        </table:table-row>
        <table:table-row table:style-name="ro1">
          <table:table-cell/>
          <table:table-cell table:formula="of:=LEFT(RIGHT([.B8];10);5)">
            <text:p/>
          </table:table-cell>
          <table:table-cell table:formula="of:=[.C22]" office:value-type="string" office:string-value="Sn136" calcext:value-type="string">
            <text:p>Sn136</text:p>
          </table:table-cell>
          <table:table-cell table:formula="of:=[.D22]/1000" office:value-type="float" office:value="0.370418" calcext:value-type="float">
            <text:p>0.370418</text:p>
          </table:table-cell>
          <table:table-cell table:formula="of:=[.E22]/1000" office:value-type="float" office:value="0.00394659" calcext:value-type="float">
            <text:p>0.00394659</text:p>
          </table:table-cell>
          <table:table-cell table:formula="of:=[.F22]" office:value-type="float" office:value="19.329" calcext:value-type="float">
            <text:p>19.329</text:p>
          </table:table-cell>
          <table:table-cell table:formula="of:=[.G22]" office:value-type="float" office:value="0.0832586" calcext:value-type="float">
            <text:p>0.0832586</text:p>
          </table:table-cell>
          <table:table-cell table:formula="of:=[.H22]" office:value-type="float" office:value="0.145216" calcext:value-type="float">
            <text:p>0.145216</text:p>
          </table:table-cell>
          <table:table-cell table:formula="of:=[.I22]" office:value-type="float" office:value="0.0832586" calcext:value-type="float">
            <text:p>0.0832586</text:p>
          </table:table-cell>
          <table:table-cell table:number-columns-repeated="4"/>
        </table:table-row>
        <table:table-row table:style-name="ro1">
          <table:table-cell/>
          <table:table-cell table:formula="of:=LEFT(RIGHT([.B9];10);5)">
            <text:p/>
          </table:table-cell>
          <table:table-cell table:formula="of:=[.C23]" office:value-type="string" office:string-value="Sn135" calcext:value-type="string">
            <text:p>Sn135</text:p>
          </table:table-cell>
          <table:table-cell table:formula="of:=[.D23]/1000" office:value-type="float" office:value="0.51595" calcext:value-type="float">
            <text:p>0.51595</text:p>
          </table:table-cell>
          <table:table-cell table:formula="of:=[.E23]/1000" office:value-type="float" office:value="0.0287531" calcext:value-type="float">
            <text:p>0.0287531</text:p>
          </table:table-cell>
          <table:table-cell table:formula="of:=[.F23]" office:value-type="float" office:value="20.5298" calcext:value-type="float">
            <text:p>20.5298</text:p>
          </table:table-cell>
          <table:table-cell table:formula="of:=[.G23]" office:value-type="float" office:value="0.126338" calcext:value-type="float">
            <text:p>0.126338</text:p>
          </table:table-cell>
          <table:table-cell table:formula="of:=[.H23]" office:value-type="float" office:value="0.0000266909" calcext:value-type="float">
            <text:p>2.66909E-05</text:p>
          </table:table-cell>
          <table:table-cell table:formula="of:=[.I23]" office:value-type="float" office:value="0.126338" calcext:value-type="float">
            <text:p>0.126338</text:p>
          </table:table-cell>
          <table:table-cell table:number-columns-repeated="4"/>
        </table:table-row>
        <table:table-row table:style-name="ro1">
          <table:table-cell/>
          <table:table-cell table:formula="of:=LEFT(RIGHT([.B10];10);5)">
            <text:p/>
          </table:table-cell>
          <table:table-cell table:formula="of:=[.C24]" office:value-type="string" office:string-value="Sn134" calcext:value-type="string">
            <text:p>Sn134</text:p>
          </table:table-cell>
          <table:table-cell table:formula="of:=[.D24]/1000" office:value-type="float" office:value="1.00631" calcext:value-type="float">
            <text:p>1.00631</text:p>
          </table:table-cell>
          <table:table-cell table:formula="of:=[.E24]/1000" office:value-type="float" office:value="0.0348002" calcext:value-type="float">
            <text:p>0.0348002</text:p>
          </table:table-cell>
          <table:table-cell table:formula="of:=[.F24]" office:value-type="float" office:value="24.2142" calcext:value-type="float">
            <text:p>24.2142</text:p>
          </table:table-cell>
          <table:table-cell table:formula="of:=[.G24]" office:value-type="float" office:value="0.111407" calcext:value-type="float">
            <text:p>0.111407</text:p>
          </table:table-cell>
          <table:table-cell table:formula="of:=[.H24]" office:value-type="float" office:value="0.000000162054" calcext:value-type="float">
            <text:p>1.62054E-07</text:p>
          </table:table-cell>
          <table:table-cell table:formula="of:=[.I24]" office:value-type="float" office:value="0.111407" calcext:value-type="float">
            <text:p>0.111407</text:p>
          </table:table-cell>
          <table:table-cell table:number-columns-repeated="4"/>
        </table:table-row>
        <table:table-row table:style-name="ro1">
          <table:table-cell/>
          <table:table-cell table:formula="of:=LEFT(RIGHT([.B11];10);5)">
            <text:p/>
          </table:table-cell>
          <table:table-cell table:formula="of:=[.C25]" office:value-type="string" office:string-value="In133" calcext:value-type="string">
            <text:p>In133</text:p>
          </table:table-cell>
          <table:table-cell table:formula="of:=[.D25]/1000" office:value-type="float" office:value="0.165332" calcext:value-type="float">
            <text:p>0.165332</text:p>
          </table:table-cell>
          <table:table-cell table:formula="of:=[.E25]/1000" office:value-type="float" office:value="0.00220009" calcext:value-type="float">
            <text:p>0.00220009</text:p>
          </table:table-cell>
          <table:table-cell table:formula="of:=[.F25]" office:value-type="float" office:value="91.0776" calcext:value-type="float">
            <text:p>91.0776</text:p>
          </table:table-cell>
          <table:table-cell table:formula="of:=[.G25]" office:value-type="float" office:value="0.233691" calcext:value-type="float">
            <text:p>0.233691</text:p>
          </table:table-cell>
          <table:table-cell table:formula="of:=[.H25]" office:value-type="float" office:value="0.622253" calcext:value-type="float">
            <text:p>0.622253</text:p>
          </table:table-cell>
          <table:table-cell table:formula="of:=[.I25]" office:value-type="float" office:value="0.233691" calcext:value-type="float">
            <text:p>0.233691</text:p>
          </table:table-cell>
          <table:table-cell table:number-columns-repeated="4"/>
        </table:table-row>
        <table:table-row table:style-name="ro1">
          <table:table-cell/>
          <table:table-cell table:formula="of:=LEFT(RIGHT([.B12];10);5)">
            <text:p/>
          </table:table-cell>
          <table:table-cell table:formula="of:=[.C26]" office:value-type="string" office:string-value="In132" calcext:value-type="string">
            <text:p>In132</text:p>
          </table:table-cell>
          <table:table-cell table:formula="of:=[.D26]/1000" office:value-type="float" office:value="0.212743" calcext:value-type="float">
            <text:p>0.212743</text:p>
          </table:table-cell>
          <table:table-cell table:formula="of:=[.E26]/1000" office:value-type="float" office:value="0.00749333" calcext:value-type="float">
            <text:p>0.00749333</text:p>
          </table:table-cell>
          <table:table-cell table:formula="of:=[.F26]" office:value-type="float" office:value="13.1116" calcext:value-type="float">
            <text:p>13.1116</text:p>
          </table:table-cell>
          <table:table-cell table:formula="of:=[.G26]" office:value-type="float" office:value="0.105754" calcext:value-type="float">
            <text:p>0.105754</text:p>
          </table:table-cell>
          <table:table-cell table:formula="of:=[.H26]" office:value-type="float" office:value="0.000437899" calcext:value-type="float">
            <text:p>0.000437899</text:p>
          </table:table-cell>
          <table:table-cell table:formula="of:=[.I26]" office:value-type="float" office:value="0.105754" calcext:value-type="float">
            <text:p>0.105754</text:p>
          </table:table-cell>
          <table:table-cell table:number-columns-repeated="4"/>
        </table:table-row>
        <table:table-row table:style-name="ro1">
          <table:table-cell/>
          <table:table-cell table:formula="of:=LEFT(RIGHT([.B13];10);5)">
            <text:p/>
          </table:table-cell>
          <table:table-cell table:formula="of:=[.C27]" office:value-type="string" office:string-value="In131" calcext:value-type="string">
            <text:p>In131</text:p>
          </table:table-cell>
          <table:table-cell table:formula="of:=[.D27]/1000" office:value-type="float" office:value="0.27802" calcext:value-type="float">
            <text:p>0.27802</text:p>
          </table:table-cell>
          <table:table-cell table:formula="of:=[.E27]/1000" office:value-type="float" office:value="0.00616357" calcext:value-type="float">
            <text:p>0.00616357</text:p>
          </table:table-cell>
          <table:table-cell table:formula="of:=[.F27]" office:value-type="float" office:value="3.06856" calcext:value-type="float">
            <text:p>3.06856</text:p>
          </table:table-cell>
          <table:table-cell table:formula="of:=[.G27]" office:value-type="float" office:value="0.164811" calcext:value-type="float">
            <text:p>0.164811</text:p>
          </table:table-cell>
          <table:table-cell table:formula="of:=[.H27]" office:value-type="float" office:value="0.0590184" calcext:value-type="float">
            <text:p>0.0590184</text:p>
          </table:table-cell>
          <table:table-cell table:formula="of:=[.I27]" office:value-type="float" office:value="0.164811" calcext:value-type="float">
            <text:p>0.164811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LEFT(RIGHT([.B14];10);5)">
            <text:p/>
          </table:table-cell>
          <table:table-cell table:formula="of:=[.C28]" office:value-type="string" office:string-value="Ag129" calcext:value-type="string">
            <text:p>Ag129</text:p>
          </table:table-cell>
          <table:table-cell table:formula="of:=[.D28]/1000" office:value-type="float" office:value="0.0551769" calcext:value-type="float">
            <text:p>0.0551769</text:p>
          </table:table-cell>
          <table:table-cell table:formula="of:=[.E28]/1000" office:value-type="float" office:value="0.00172049" calcext:value-type="float">
            <text:p>0.00172049</text:p>
          </table:table-cell>
          <table:table-cell table:formula="of:=[.F28]" office:value-type="float" office:value="17.9099" calcext:value-type="float">
            <text:p>17.9099</text:p>
          </table:table-cell>
          <table:table-cell table:formula="of:=[.G28]" office:value-type="float" office:value="0.208149" calcext:value-type="float">
            <text:p>0.208149</text:p>
          </table:table-cell>
          <table:table-cell table:formula="of:=[.H28]" office:value-type="float" office:value="0.36815" calcext:value-type="float">
            <text:p>0.36815</text:p>
          </table:table-cell>
          <table:table-cell table:formula="of:=[.I28]" office:value-type="float" office:value="0.208149" calcext:value-type="float">
            <text:p>0.2081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]" office:value-type="string" office:string-value="Cd130" calcext:value-type="string">
            <text:p>Cd130</text:p>
          </table:table-cell>
          <table:table-cell table:formula="of:=[.D29]/1000" office:value-type="float" office:value="0.132148" calcext:value-type="float">
            <text:p>0.132148</text:p>
          </table:table-cell>
          <table:table-cell table:formula="of:=[.E29]/1000" office:value-type="float" office:value="0.000784619" calcext:value-type="float">
            <text:p>0.000784619</text:p>
          </table:table-cell>
          <table:table-cell table:formula="of:=[.F29]" office:value-type="float" office:value="3.04396" calcext:value-type="float">
            <text:p>3.04396</text:p>
          </table:table-cell>
          <table:table-cell table:formula="of:=[.G29]" office:value-type="float" office:value="0.188788" calcext:value-type="float">
            <text:p>0.188788</text:p>
          </table:table-cell>
          <table:table-cell table:formula="of:=[.H29]" office:value-type="float" office:value="0.000409233" calcext:value-type="float">
            <text:p>0.000409233</text:p>
          </table:table-cell>
          <table:table-cell table:formula="of:=[.I29]" office:value-type="float" office:value="0.188788" calcext:value-type="float">
            <text:p>0.188788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itresults/fitAg130.root</text:p>
          </table:table-cell>
          <table:table-cell office:value-type="float" office:value="15.4173" calcext:value-type="float">
            <text:p>15.4173</text:p>
          </table:table-cell>
          <table:table-cell office:value-type="float" office:value="0.643857" calcext:value-type="float">
            <text:p>0.643857</text:p>
          </table:table-cell>
          <table:table-cell table:style-name="ce4" office:value-type="float" office:value="0.0000000115114" calcext:value-type="float">
            <text:p>1.15E-08</text:p>
          </table:table-cell>
          <table:table-cell office:value-type="float" office:value="1.12217" calcext:value-type="float">
            <text:p>1.12217</text:p>
          </table:table-cell>
          <table:table-cell office:value-type="float" office:value="0.0491308" calcext:value-type="float">
            <text:p>0.0491308</text:p>
          </table:table-cell>
          <table:table-cell office:value-type="float" office:value="0.00406451" calcext:value-type="float">
            <text:p>0.00406451</text:p>
          </table:table-cell>
          <table:table-cell office:value-type="float" office:value="1.06502" calcext:value-type="float">
            <text:p>1.06502</text:p>
          </table:table-cell>
          <table:table-cell table:number-columns-repeated="2" office:value-type="string" calcext:value-type="string">
            <text:p>-nan</text:p>
          </table:table-cell>
          <table:table-cell/>
        </table:table-row>
        <table:table-row table:style-name="ro1">
          <table:table-cell table:number-columns-repeated="3"/>
          <table:table-cell table:formula="of:=LN(2)/[.D45]*1000" office:value-type="float" office:value="44.959051232054" calcext:value-type="float">
            <text:p>44.9590512321</text:p>
          </table:table-cell>
          <table:table-cell table:number-columns-repeated="2"/>
          <table:table-cell table:formula="of:=LN(2)/[.D45]/[.D45]*[.G45]*1000" office:value-type="float" office:value="3.27240817270689" calcext:value-type="float">
            <text:p>3.2724081727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1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itresults/fitCd131_stat.root</text:p>
          </table:table-cell>
          <table:table-cell office:value-type="float" office:value="98.699" calcext:value-type="float">
            <text:p>98.699</text:p>
          </table:table-cell>
          <table:table-cell office:value-type="float" office:value="14.9599" calcext:value-type="float">
            <text:p>14.9599</text:p>
          </table:table-cell>
          <table:table-cell office:value-type="float" office:value="0.0588754" calcext:value-type="float">
            <text:p>0.0588754</text:p>
          </table:table-cell>
          <table:table-cell office:value-type="float" office:value="1.29032" calcext:value-type="float">
            <text:p>1.29032</text:p>
          </table:table-cell>
          <table:table-cell office:value-type="float" office:value="2.52399" calcext:value-type="float">
            <text:p>2.52399</text:p>
          </table:table-cell>
          <table:table-cell office:value-type="float" office:value="0.882301" calcext:value-type="float">
            <text:p>0.882301</text:p>
          </table:table-cell>
          <table:table-cell office:value-type="float" office:value="1.10485" calcext:value-type="float">
            <text:p>1.1048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itresults/fitCd132_stat.root</text:p>
          </table:table-cell>
          <table:table-cell table:style-name="ce1" office:value-type="float" office:value="85.0558" calcext:value-type="float">
            <text:p>85.0558</text:p>
          </table:table-cell>
          <table:table-cell table:style-name="ce1" office:value-type="float" office:value="94.0838" calcext:value-type="float">
            <text:p>94.0838</text:p>
          </table:table-cell>
          <table:table-cell table:style-name="ce5" office:value-type="float" office:value="0.000000429443" calcext:value-type="float">
            <text:p>4.29E-07</text:p>
          </table:table-cell>
          <table:table-cell table:style-name="ce1" office:value-type="float" office:value="3.15545" calcext:value-type="float">
            <text:p>3.15545</text:p>
          </table:table-cell>
          <table:table-cell table:style-name="ce1" office:value-type="float" office:value="2.96428" calcext:value-type="float">
            <text:p>2.96428</text:p>
          </table:table-cell>
          <table:table-cell table:style-name="ce1" office:value-type="float" office:value="0.134879" calcext:value-type="float">
            <text:p>0.134879</text:p>
          </table:table-cell>
          <table:table-cell table:style-name="ce1" office:value-type="float" office:value="1.19874" calcext:value-type="float">
            <text:p>1.198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Cd133_stat.root</text:p>
          </table:table-cell>
          <table:table-cell office:value-type="float" office:value="65.5472" calcext:value-type="float">
            <text:p>65.5472</text:p>
          </table:table-cell>
          <table:table-cell office:value-type="float" office:value="86.1267" calcext:value-type="float">
            <text:p>86.1267</text:p>
          </table:table-cell>
          <table:table-cell office:value-type="float" office:value="6.24733" calcext:value-type="float">
            <text:p>6.24733</text:p>
          </table:table-cell>
          <table:table-cell office:value-type="float" office:value="7.86767" calcext:value-type="float">
            <text:p>7.86767</text:p>
          </table:table-cell>
          <table:table-cell office:value-type="float" office:value="7.21699" calcext:value-type="float">
            <text:p>7.21699</text:p>
          </table:table-cell>
          <table:table-cell office:value-type="float" office:value="2.85611" calcext:value-type="float">
            <text:p>2.85611</text:p>
          </table:table-cell>
          <table:table-cell office:value-type="float" office:value="0.928719" calcext:value-type="float">
            <text:p>0.9287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4_stat.root</text:p>
          </table:table-cell>
          <table:table-cell office:value-type="float" office:value="128.579" calcext:value-type="float">
            <text:p>128.579</text:p>
          </table:table-cell>
          <table:table-cell office:value-type="float" office:value="83.3799" calcext:value-type="float">
            <text:p>83.3799</text:p>
          </table:table-cell>
          <table:table-cell office:value-type="float" office:value="13.8686" calcext:value-type="float">
            <text:p>13.8686</text:p>
          </table:table-cell>
          <table:table-cell office:value-type="float" office:value="1.4446" calcext:value-type="float">
            <text:p>1.4446</text:p>
          </table:table-cell>
          <table:table-cell office:value-type="float" office:value="1.02994" calcext:value-type="float">
            <text:p>1.02994</text:p>
          </table:table-cell>
          <table:table-cell office:value-type="float" office:value="0.622543" calcext:value-type="float">
            <text:p>0.622543</text:p>
          </table:table-cell>
          <table:table-cell office:value-type="float" office:value="0.936877" calcext:value-type="float">
            <text:p>0.9368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In135_stat.root</text:p>
          </table:table-cell>
          <table:table-cell office:value-type="float" office:value="104.418" calcext:value-type="float">
            <text:p>104.418</text:p>
          </table:table-cell>
          <table:table-cell office:value-type="float" office:value="83.6306" calcext:value-type="float">
            <text:p>83.6306</text:p>
          </table:table-cell>
          <table:table-cell office:value-type="float" office:value="9.83318" calcext:value-type="float">
            <text:p>9.83318</text:p>
          </table:table-cell>
          <table:table-cell office:value-type="float" office:value="3.56057" calcext:value-type="float">
            <text:p>3.56057</text:p>
          </table:table-cell>
          <table:table-cell office:value-type="float" office:value="2.67727" calcext:value-type="float">
            <text:p>2.67727</text:p>
          </table:table-cell>
          <table:table-cell office:value-type="float" office:value="1.08533" calcext:value-type="float">
            <text:p>1.08533</text:p>
          </table:table-cell>
          <table:table-cell office:value-type="float" office:value="1.06762" calcext:value-type="float">
            <text:p>1.0676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tresults/fitAg130_stat.root</text:p>
          </table:table-cell>
          <table:table-cell office:value-type="float" office:value="34.8032" calcext:value-type="float">
            <text:p>34.8032</text:p>
          </table:table-cell>
          <table:table-cell office:value-type="float" office:value="38.9418" calcext:value-type="float">
            <text:p>38.9418</text:p>
          </table:table-cell>
          <table:table-cell office:value-type="float" office:value="2.10345" calcext:value-type="float">
            <text:p>2.10345</text:p>
          </table:table-cell>
          <table:table-cell office:value-type="float" office:value="20.9778" calcext:value-type="float">
            <text:p>20.9778</text:p>
          </table:table-cell>
          <table:table-cell office:value-type="float" office:value="12.032" calcext:value-type="float">
            <text:p>12.032</text:p>
          </table:table-cell>
          <table:table-cell office:value-type="float" office:value="79.3964" calcext:value-type="float">
            <text:p>79.3964</text:p>
          </table:table-cell>
          <table:table-cell office:value-type="float" office:value="0.972278" calcext:value-type="float">
            <text:p>0.9722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 table:style-name="ce1"/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LEFT(RIGHT([.C49];15);5)" office:value-type="string" office:string-value="Cd131" calcext:value-type="string">
            <text:p>Cd131</text:p>
          </table:table-cell>
          <table:table-cell table:formula="of:=[.D49]" office:value-type="float" office:value="98.699" calcext:value-type="float">
            <text:p>98.699</text:p>
          </table:table-cell>
          <table:table-cell table:formula="of:=[.G49]" office:value-type="float" office:value="1.29032" calcext:value-type="float">
            <text:p>1.29032</text:p>
          </table:table-cell>
          <table:table-cell table:formula="of:=[.E49]" office:value-type="float" office:value="14.9599" calcext:value-type="float">
            <text:p>14.9599</text:p>
          </table:table-cell>
          <table:table-cell table:formula="of:=[.H49]" office:value-type="float" office:value="2.52399" calcext:value-type="float">
            <text:p>2.52399</text:p>
          </table:table-cell>
          <table:table-cell table:formula="of:=[.F49]" office:value-type="float" office:value="0.0588754" calcext:value-type="float">
            <text:p>0.0588754</text:p>
          </table:table-cell>
          <table:table-cell table:formula="of:=[.I49]" office:value-type="float" office:value="0.882301" calcext:value-type="float">
            <text:p>0.882301</text:p>
          </table:table-cell>
          <table:table-cell table:formula="of:=[.J49]" office:value-type="float" office:value="1.10485" calcext:value-type="float">
            <text:p>1.104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LEFT(RIGHT([.C50];15);5)" office:value-type="string" office:string-value="Cd132" calcext:value-type="string">
            <text:p>Cd132</text:p>
          </table:table-cell>
          <table:table-cell table:formula="of:=[.D50]" office:value-type="float" office:value="85.0558" calcext:value-type="float">
            <text:p>85.0558</text:p>
          </table:table-cell>
          <table:table-cell table:formula="of:=[.G50]" office:value-type="float" office:value="3.15545" calcext:value-type="float">
            <text:p>3.15545</text:p>
          </table:table-cell>
          <table:table-cell table:formula="of:=[.E50]" office:value-type="float" office:value="94.0838" calcext:value-type="float">
            <text:p>94.0838</text:p>
          </table:table-cell>
          <table:table-cell table:formula="of:=[.H50]" office:value-type="float" office:value="2.96428" calcext:value-type="float">
            <text:p>2.96428</text:p>
          </table:table-cell>
          <table:table-cell table:formula="of:=[.F50]" office:value-type="float" office:value="0.000000429443" calcext:value-type="float">
            <text:p>4.29443E-07</text:p>
          </table:table-cell>
          <table:table-cell table:formula="of:=[.I50]" office:value-type="float" office:value="0.134879" calcext:value-type="float">
            <text:p>0.134879</text:p>
          </table:table-cell>
          <table:table-cell table:formula="of:=[.J50]" office:value-type="float" office:value="1.19874" calcext:value-type="float">
            <text:p>1.1987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LEFT(RIGHT([.C51];15);5)" office:value-type="string" office:string-value="Cd133" calcext:value-type="string">
            <text:p>Cd133</text:p>
          </table:table-cell>
          <table:table-cell table:formula="of:=[.D51]" office:value-type="float" office:value="65.5472" calcext:value-type="float">
            <text:p>65.5472</text:p>
          </table:table-cell>
          <table:table-cell table:formula="of:=[.G51]" office:value-type="float" office:value="7.86767" calcext:value-type="float">
            <text:p>7.86767</text:p>
          </table:table-cell>
          <table:table-cell table:formula="of:=[.E51]" office:value-type="float" office:value="86.1267" calcext:value-type="float">
            <text:p>86.1267</text:p>
          </table:table-cell>
          <table:table-cell table:formula="of:=[.H51]" office:value-type="float" office:value="7.21699" calcext:value-type="float">
            <text:p>7.21699</text:p>
          </table:table-cell>
          <table:table-cell table:formula="of:=[.F51]" office:value-type="float" office:value="6.24733" calcext:value-type="float">
            <text:p>6.24733</text:p>
          </table:table-cell>
          <table:table-cell table:formula="of:=[.I51]" office:value-type="float" office:value="2.85611" calcext:value-type="float">
            <text:p>2.85611</text:p>
          </table:table-cell>
          <table:table-cell table:formula="of:=[.J51]" office:value-type="float" office:value="0.928719" calcext:value-type="float">
            <text:p>0.92871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LEFT(RIGHT([.C52];15);5)" office:value-type="string" office:string-value="In134" calcext:value-type="string">
            <text:p>In134</text:p>
          </table:table-cell>
          <table:table-cell table:formula="of:=[.D52]" office:value-type="float" office:value="128.579" calcext:value-type="float">
            <text:p>128.579</text:p>
          </table:table-cell>
          <table:table-cell table:formula="of:=[.G52]" office:value-type="float" office:value="1.4446" calcext:value-type="float">
            <text:p>1.4446</text:p>
          </table:table-cell>
          <table:table-cell table:formula="of:=[.E52]" office:value-type="float" office:value="83.3799" calcext:value-type="float">
            <text:p>83.3799</text:p>
          </table:table-cell>
          <table:table-cell table:formula="of:=[.H52]" office:value-type="float" office:value="1.02994" calcext:value-type="float">
            <text:p>1.02994</text:p>
          </table:table-cell>
          <table:table-cell table:formula="of:=[.F52]" office:value-type="float" office:value="13.8686" calcext:value-type="float">
            <text:p>13.8686</text:p>
          </table:table-cell>
          <table:table-cell table:formula="of:=[.I52]" office:value-type="float" office:value="0.622543" calcext:value-type="float">
            <text:p>0.622543</text:p>
          </table:table-cell>
          <table:table-cell table:formula="of:=[.J52]" office:value-type="float" office:value="0.936877" calcext:value-type="float">
            <text:p>0.93687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LEFT(RIGHT([.C53];15);5)" office:value-type="string" office:string-value="In135" calcext:value-type="string">
            <text:p>In135</text:p>
          </table:table-cell>
          <table:table-cell table:formula="of:=[.D53]" office:value-type="float" office:value="104.418" calcext:value-type="float">
            <text:p>104.418</text:p>
          </table:table-cell>
          <table:table-cell table:formula="of:=[.G53]" office:value-type="float" office:value="3.56057" calcext:value-type="float">
            <text:p>3.56057</text:p>
          </table:table-cell>
          <table:table-cell table:formula="of:=[.E53]" office:value-type="float" office:value="83.6306" calcext:value-type="float">
            <text:p>83.6306</text:p>
          </table:table-cell>
          <table:table-cell table:formula="of:=[.H53]" office:value-type="float" office:value="2.67727" calcext:value-type="float">
            <text:p>2.67727</text:p>
          </table:table-cell>
          <table:table-cell table:formula="of:=[.F53]" office:value-type="float" office:value="9.83318" calcext:value-type="float">
            <text:p>9.83318</text:p>
          </table:table-cell>
          <table:table-cell table:formula="of:=[.I53]" office:value-type="float" office:value="1.08533" calcext:value-type="float">
            <text:p>1.08533</text:p>
          </table:table-cell>
          <table:table-cell table:formula="of:=[.J53]" office:value-type="float" office:value="1.06762" calcext:value-type="float">
            <text:p>1.067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LEFT(RIGHT([.C54];15);5)" office:value-type="string" office:string-value="Ag130" calcext:value-type="string">
            <text:p>Ag130</text:p>
          </table:table-cell>
          <table:table-cell office:value-type="float" office:value="44.959051232054" calcext:value-type="float">
            <text:p>44.9590512321</text:p>
          </table:table-cell>
          <table:table-cell office:value-type="float" office:value="3.27240817270689" calcext:value-type="float">
            <text:p>3.2724081727</text:p>
          </table:table-cell>
          <table:table-cell table:formula="of:=[.E45]*100" office:value-type="float" office:value="64.3857" calcext:value-type="float">
            <text:p>64.3857</text:p>
          </table:table-cell>
          <table:table-cell table:formula="of:=[.H45]*100" office:value-type="float" office:value="4.91308" calcext:value-type="float">
            <text:p>4.91308</text:p>
          </table:table-cell>
          <table:table-cell table:style-name="ce4" table:formula="of:=[.F45]*100" office:value-type="float" office:value="0.00000115114" calcext:value-type="float">
            <text:p>1.15E-06</text:p>
          </table:table-cell>
          <table:table-cell table:formula="of:=[.I45]*100" office:value-type="float" office:value="0.406451" calcext:value-type="float">
            <text:p>0.406451</text:p>
          </table:table-cell>
          <table:table-cell table:formula="of:=[.J45]" office:value-type="float" office:value="1.06502" calcext:value-type="float">
            <text:p>1.0650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LEFT(RIGHT([.C55];15);5)">
            <text:p/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LEFT(RIGHT([.C56];15);5)">
            <text:p/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1/2</text:p>
          </table:table-cell>
          <table:table-cell/>
          <table:table-cell office:value-type="string" calcext:value-type="string">
            <text:p>P1n</text:p>
          </table:table-cell>
          <table:table-cell/>
          <table:table-cell office:value-type="string" calcext:value-type="string">
            <text:p>P2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table:style-name="ce3" office:value-type="float" office:value="55.1769" calcext:value-type="float">
            <text:p>55.17690</text:p>
          </table:table-cell>
          <table:table-cell table:style-name="ce3" office:value-type="float" office:value="1.72049" calcext:value-type="float">
            <text:p>1.72049</text:p>
          </table:table-cell>
          <table:table-cell table:style-name="ce3" office:value-type="float" office:value="17.9099" calcext:value-type="float">
            <text:p>17.90990</text:p>
          </table:table-cell>
          <table:table-cell table:style-name="ce3" office:value-type="float" office:value="0.208149" calcext:value-type="float">
            <text:p>0.20815</text:p>
          </table:table-cell>
          <table:table-cell table:style-name="ce3" office:value-type="float" office:value="0.36815" calcext:value-type="float">
            <text:p>0.36815</text:p>
          </table:table-cell>
          <table:table-cell table:style-name="ce3" office:value-type="float" office:value="0.208149" calcext:value-type="float">
            <text:p>0.208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table:style-name="ce3" office:value-type="float" office:value="44.959051232054" calcext:value-type="float">
            <text:p>44.95905</text:p>
          </table:table-cell>
          <table:table-cell table:style-name="ce3" office:value-type="float" office:value="3.27240817270689" calcext:value-type="float">
            <text:p>3.27241</text:p>
          </table:table-cell>
          <table:table-cell table:style-name="ce3" office:value-type="float" office:value="64.3857" calcext:value-type="float">
            <text:p>64.38570</text:p>
          </table:table-cell>
          <table:table-cell table:style-name="ce3" office:value-type="float" office:value="4.91308" calcext:value-type="float">
            <text:p>4.91308</text:p>
          </table:table-cell>
          <table:table-cell table:style-name="ce3" office:value-type="float" office:value="0.00000115114" calcext:value-type="float">
            <text:p>0.00000</text:p>
          </table:table-cell>
          <table:table-cell table:style-name="ce3" office:value-type="float" office:value="0.406451" calcext:value-type="float">
            <text:p>0.406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d130</text:p>
          </table:table-cell>
          <table:table-cell table:style-name="ce3" office:value-type="float" office:value="132.148" calcext:value-type="float">
            <text:p>132.14800</text:p>
          </table:table-cell>
          <table:table-cell table:style-name="ce3" office:value-type="float" office:value="0.784619" calcext:value-type="float">
            <text:p>0.78462</text:p>
          </table:table-cell>
          <table:table-cell table:style-name="ce3" office:value-type="float" office:value="3.04396" calcext:value-type="float">
            <text:p>3.04396</text:p>
          </table:table-cell>
          <table:table-cell table:style-name="ce3" office:value-type="float" office:value="0.188788" calcext:value-type="float">
            <text:p>0.18879</text:p>
          </table:table-cell>
          <table:table-cell table:style-name="ce3" office:value-type="float" office:value="0.000409233" calcext:value-type="float">
            <text:p>0.00041</text:p>
          </table:table-cell>
          <table:table-cell table:style-name="ce3" office:value-type="float" office:value="0.188788" calcext:value-type="float">
            <text:p>0.188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d131</text:p>
          </table:table-cell>
          <table:table-cell table:style-name="ce3" office:value-type="float" office:value="98.699" calcext:value-type="float">
            <text:p>98.69900</text:p>
          </table:table-cell>
          <table:table-cell table:style-name="ce3" office:value-type="float" office:value="1.29032" calcext:value-type="float">
            <text:p>1.29032</text:p>
          </table:table-cell>
          <table:table-cell table:style-name="ce3" office:value-type="float" office:value="14.9599" calcext:value-type="float">
            <text:p>14.95990</text:p>
          </table:table-cell>
          <table:table-cell table:style-name="ce3" office:value-type="float" office:value="2.52399" calcext:value-type="float">
            <text:p>2.52399</text:p>
          </table:table-cell>
          <table:table-cell table:style-name="ce3" office:value-type="float" office:value="0.0588754" calcext:value-type="float">
            <text:p>0.05888</text:p>
          </table:table-cell>
          <table:table-cell table:style-name="ce3" office:value-type="float" office:value="0.882301" calcext:value-type="float">
            <text:p>0.8823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d132</text:p>
          </table:table-cell>
          <table:table-cell table:style-name="ce3" office:value-type="float" office:value="85.0558" calcext:value-type="float">
            <text:p>85.05580</text:p>
          </table:table-cell>
          <table:table-cell table:style-name="ce3" office:value-type="float" office:value="3.15545" calcext:value-type="float">
            <text:p>3.15545</text:p>
          </table:table-cell>
          <table:table-cell table:style-name="ce3" office:value-type="float" office:value="94.0838" calcext:value-type="float">
            <text:p>94.08380</text:p>
          </table:table-cell>
          <table:table-cell table:style-name="ce3" office:value-type="float" office:value="2.96428" calcext:value-type="float">
            <text:p>2.96428</text:p>
          </table:table-cell>
          <table:table-cell table:style-name="ce3" office:value-type="float" office:value="0.000000429443" calcext:value-type="float">
            <text:p>0.00000</text:p>
          </table:table-cell>
          <table:table-cell table:style-name="ce3" office:value-type="float" office:value="0.134879" calcext:value-type="float">
            <text:p>0.134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d133</text:p>
          </table:table-cell>
          <table:table-cell table:style-name="ce3" office:value-type="float" office:value="65.5472" calcext:value-type="float">
            <text:p>65.54720</text:p>
          </table:table-cell>
          <table:table-cell table:style-name="ce3" office:value-type="float" office:value="7.86767" calcext:value-type="float">
            <text:p>7.86767</text:p>
          </table:table-cell>
          <table:table-cell table:style-name="ce3" office:value-type="float" office:value="86.1267" calcext:value-type="float">
            <text:p>86.12670</text:p>
          </table:table-cell>
          <table:table-cell table:style-name="ce3" office:value-type="float" office:value="7.21699" calcext:value-type="float">
            <text:p>7.21699</text:p>
          </table:table-cell>
          <table:table-cell table:style-name="ce3" office:value-type="float" office:value="6.24733" calcext:value-type="float">
            <text:p>6.24733</text:p>
          </table:table-cell>
          <table:table-cell table:style-name="ce3" office:value-type="float" office:value="2.85611" calcext:value-type="float">
            <text:p>2.856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table:style-name="ce3" office:value-type="float" office:value="278.02" calcext:value-type="float">
            <text:p>278.02000</text:p>
          </table:table-cell>
          <table:table-cell table:style-name="ce3" office:value-type="float" office:value="6.16357" calcext:value-type="float">
            <text:p>6.16357</text:p>
          </table:table-cell>
          <table:table-cell table:style-name="ce3" office:value-type="float" office:value="3.06856" calcext:value-type="float">
            <text:p>3.06856</text:p>
          </table:table-cell>
          <table:table-cell table:style-name="ce3" office:value-type="float" office:value="0.164811" calcext:value-type="float">
            <text:p>0.16481</text:p>
          </table:table-cell>
          <table:table-cell table:style-name="ce3" office:value-type="float" office:value="0.0590184" calcext:value-type="float">
            <text:p>0.05902</text:p>
          </table:table-cell>
          <table:table-cell table:style-name="ce3" office:value-type="float" office:value="0.164811" calcext:value-type="float">
            <text:p>0.164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table:style-name="ce3" office:value-type="float" office:value="212.743" calcext:value-type="float">
            <text:p>212.74300</text:p>
          </table:table-cell>
          <table:table-cell table:style-name="ce3" office:value-type="float" office:value="7.49333" calcext:value-type="float">
            <text:p>7.49333</text:p>
          </table:table-cell>
          <table:table-cell table:style-name="ce3" office:value-type="float" office:value="13.1116" calcext:value-type="float">
            <text:p>13.11160</text:p>
          </table:table-cell>
          <table:table-cell table:style-name="ce3" office:value-type="float" office:value="0.105754" calcext:value-type="float">
            <text:p>0.10575</text:p>
          </table:table-cell>
          <table:table-cell table:style-name="ce3" office:value-type="float" office:value="0.000437899" calcext:value-type="float">
            <text:p>0.00044</text:p>
          </table:table-cell>
          <table:table-cell table:style-name="ce3" office:value-type="float" office:value="0.105754" calcext:value-type="float">
            <text:p>0.105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table:style-name="ce3" office:value-type="float" office:value="165.332" calcext:value-type="float">
            <text:p>165.33200</text:p>
          </table:table-cell>
          <table:table-cell table:style-name="ce3" office:value-type="float" office:value="2.20009" calcext:value-type="float">
            <text:p>2.20009</text:p>
          </table:table-cell>
          <table:table-cell table:style-name="ce3" office:value-type="float" office:value="91.0776" calcext:value-type="float">
            <text:p>91.07760</text:p>
          </table:table-cell>
          <table:table-cell table:style-name="ce3" office:value-type="float" office:value="0.233691" calcext:value-type="float">
            <text:p>0.23369</text:p>
          </table:table-cell>
          <table:table-cell table:style-name="ce3" office:value-type="float" office:value="0.622253" calcext:value-type="float">
            <text:p>0.62225</text:p>
          </table:table-cell>
          <table:table-cell table:style-name="ce3" office:value-type="float" office:value="0.233691" calcext:value-type="float">
            <text:p>0.233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table:style-name="ce3" office:value-type="float" office:value="128.579" calcext:value-type="float">
            <text:p>128.57900</text:p>
          </table:table-cell>
          <table:table-cell table:style-name="ce3" office:value-type="float" office:value="1.4446" calcext:value-type="float">
            <text:p>1.44460</text:p>
          </table:table-cell>
          <table:table-cell table:style-name="ce3" office:value-type="float" office:value="83.3799" calcext:value-type="float">
            <text:p>83.37990</text:p>
          </table:table-cell>
          <table:table-cell table:style-name="ce3" office:value-type="float" office:value="1.02994" calcext:value-type="float">
            <text:p>1.02994</text:p>
          </table:table-cell>
          <table:table-cell table:style-name="ce3" office:value-type="float" office:value="13.8686" calcext:value-type="float">
            <text:p>13.86860</text:p>
          </table:table-cell>
          <table:table-cell table:style-name="ce3" office:value-type="float" office:value="0.622543" calcext:value-type="float">
            <text:p>0.622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table:style-name="ce3" office:value-type="float" office:value="104.418" calcext:value-type="float">
            <text:p>104.41800</text:p>
          </table:table-cell>
          <table:table-cell table:style-name="ce3" office:value-type="float" office:value="3.56057" calcext:value-type="float">
            <text:p>3.56057</text:p>
          </table:table-cell>
          <table:table-cell table:style-name="ce3" office:value-type="float" office:value="83.6306" calcext:value-type="float">
            <text:p>83.63060</text:p>
          </table:table-cell>
          <table:table-cell table:style-name="ce3" office:value-type="float" office:value="2.67727" calcext:value-type="float">
            <text:p>2.67727</text:p>
          </table:table-cell>
          <table:table-cell table:style-name="ce3" office:value-type="float" office:value="9.83318" calcext:value-type="float">
            <text:p>9.83318</text:p>
          </table:table-cell>
          <table:table-cell table:style-name="ce3" office:value-type="float" office:value="1.08533" calcext:value-type="float">
            <text:p>1.085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n134</text:p>
          </table:table-cell>
          <table:table-cell table:style-name="ce3" office:value-type="float" office:value="1006.31" calcext:value-type="float">
            <text:p>1,006.31000</text:p>
          </table:table-cell>
          <table:table-cell table:style-name="ce3" office:value-type="float" office:value="34.8002" calcext:value-type="float">
            <text:p>34.80020</text:p>
          </table:table-cell>
          <table:table-cell table:style-name="ce3" office:value-type="float" office:value="24.2142" calcext:value-type="float">
            <text:p>24.21420</text:p>
          </table:table-cell>
          <table:table-cell table:style-name="ce3" office:value-type="float" office:value="0.111407" calcext:value-type="float">
            <text:p>0.11141</text:p>
          </table:table-cell>
          <table:table-cell table:style-name="ce3" office:value-type="float" office:value="0.000000162054" calcext:value-type="float">
            <text:p>0.00000</text:p>
          </table:table-cell>
          <table:table-cell table:style-name="ce3" office:value-type="float" office:value="0.111407" calcext:value-type="float">
            <text:p>0.111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n135</text:p>
          </table:table-cell>
          <table:table-cell table:style-name="ce3" office:value-type="float" office:value="515.95" calcext:value-type="float">
            <text:p>515.95000</text:p>
          </table:table-cell>
          <table:table-cell table:style-name="ce3" office:value-type="float" office:value="28.7531" calcext:value-type="float">
            <text:p>28.75310</text:p>
          </table:table-cell>
          <table:table-cell table:style-name="ce3" office:value-type="float" office:value="20.5298" calcext:value-type="float">
            <text:p>20.52980</text:p>
          </table:table-cell>
          <table:table-cell table:style-name="ce3" office:value-type="float" office:value="0.126338" calcext:value-type="float">
            <text:p>0.12634</text:p>
          </table:table-cell>
          <table:table-cell table:style-name="ce3" office:value-type="float" office:value="0.0000266909" calcext:value-type="float">
            <text:p>0.00003</text:p>
          </table:table-cell>
          <table:table-cell table:style-name="ce3" office:value-type="float" office:value="0.126338" calcext:value-type="float">
            <text:p>0.126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n136</text:p>
          </table:table-cell>
          <table:table-cell table:style-name="ce3" office:value-type="float" office:value="370.418" calcext:value-type="float">
            <text:p>370.41800</text:p>
          </table:table-cell>
          <table:table-cell table:style-name="ce3" office:value-type="float" office:value="3.94659" calcext:value-type="float">
            <text:p>3.94659</text:p>
          </table:table-cell>
          <table:table-cell table:style-name="ce3" office:value-type="float" office:value="19.329" calcext:value-type="float">
            <text:p>19.32900</text:p>
          </table:table-cell>
          <table:table-cell table:style-name="ce3" office:value-type="float" office:value="0.0832586" calcext:value-type="float">
            <text:p>0.08326</text:p>
          </table:table-cell>
          <table:table-cell table:style-name="ce3" office:value-type="float" office:value="0.145216" calcext:value-type="float">
            <text:p>0.14522</text:p>
          </table:table-cell>
          <table:table-cell table:style-name="ce3" office:value-type="float" office:value="0.0832586" calcext:value-type="float">
            <text:p>0.083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n137</text:p>
          </table:table-cell>
          <table:table-cell table:style-name="ce3" office:value-type="float" office:value="240.226" calcext:value-type="float">
            <text:p>240.22600</text:p>
          </table:table-cell>
          <table:table-cell table:style-name="ce3" office:value-type="float" office:value="5.28545" calcext:value-type="float">
            <text:p>5.28545</text:p>
          </table:table-cell>
          <table:table-cell table:style-name="ce3" office:value-type="float" office:value="22.6436" calcext:value-type="float">
            <text:p>22.64360</text:p>
          </table:table-cell>
          <table:table-cell table:style-name="ce3" office:value-type="float" office:value="0.265908" calcext:value-type="float">
            <text:p>0.26591</text:p>
          </table:table-cell>
          <table:table-cell table:style-name="ce3" office:value-type="float" office:value="0.746899" calcext:value-type="float">
            <text:p>0.74690</text:p>
          </table:table-cell>
          <table:table-cell table:style-name="ce3" office:value-type="float" office:value="0.265908" calcext:value-type="float">
            <text:p>0.265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n138</text:p>
          </table:table-cell>
          <table:table-cell table:style-name="ce3" office:value-type="float" office:value="134.55" calcext:value-type="float">
            <text:p>134.55000</text:p>
          </table:table-cell>
          <table:table-cell table:style-name="ce3" office:value-type="float" office:value="22.1608" calcext:value-type="float">
            <text:p>22.16080</text:p>
          </table:table-cell>
          <table:table-cell table:style-name="ce3" office:value-type="float" office:value="20.2945" calcext:value-type="float">
            <text:p>20.29450</text:p>
          </table:table-cell>
          <table:table-cell table:style-name="ce3" office:value-type="float" office:value="1.43008" calcext:value-type="float">
            <text:p>1.43008</text:p>
          </table:table-cell>
          <table:table-cell table:style-name="ce3" office:value-type="float" office:value="2.20882" calcext:value-type="float">
            <text:p>2.20882</text:p>
          </table:table-cell>
          <table:table-cell table:style-name="ce3" office:value-type="float" office:value="1.43008" calcext:value-type="float">
            <text:p>1.4300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67:Sheet1.I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5" loext:min-decimal-places="5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30:53.321828458</meta:creation-date>
    <meta:generator>LibreOffice/5.0.6.2$Linux_X86_64 LibreOffice_project/00$Build-2</meta:generator>
    <dc:date>2019-05-20T19:59:10.218733829</dc:date>
    <meta:editing-duration>P4DT19H15M15S</meta:editing-duration>
    <meta:editing-cycles>35</meta:editing-cycles>
    <meta:document-statistic meta:table-count="1" meta:cell-count="513" meta:object-count="0"/>
  </office:meta>
</office:document-meta>
</file>